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JAS ZEVALLOS FRANS VI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68125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6147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JAS ZEVALLOS FRANS VICT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8125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6147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6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2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11/2021</text:p>
          </table:table-cell>
          <table:table-cell table:style-name="Tabla2.A3" office:value-type="string">
            <text:p text:style-name="P22">519169</text:p>
          </table:table-cell>
          <table:table-cell table:style-name="Tabla2.D3" office:value-type="string">
            <text:p text:style-name="P23">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CUENTA CON UN SALDO A FAVOR 10.00 PARA SU SIGUIENTE DESPACHO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9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6T15:25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